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775" officeooo:paragraph-rsid="000ab775"/>
    </style:style>
    <style:style style:name="P2" style:family="paragraph" style:parent-style-name="Standard">
      <style:text-properties officeooo:rsid="000b8b55" officeooo:paragraph-rsid="000b8b55"/>
    </style:style>
    <style:style style:name="P3" style:family="paragraph" style:parent-style-name="Standard" style:list-style-name="L1">
      <style:text-properties officeooo:rsid="000ab775" officeooo:paragraph-rsid="000ab775"/>
    </style:style>
    <style:style style:name="P4" style:family="paragraph" style:parent-style-name="Standard">
      <style:text-properties officeooo:rsid="000ab775" officeooo:paragraph-rsid="000ab775"/>
    </style:style>
    <style:style style:name="P5" style:family="paragraph" style:parent-style-name="Standard">
      <style:paragraph-properties fo:text-align="start" style:justify-single-word="false"/>
      <style:text-properties officeooo:rsid="000ab775" officeooo:paragraph-rsid="000ab775"/>
    </style:style>
    <style:style style:name="P6" style:family="paragraph" style:parent-style-name="Standard">
      <style:text-properties fo:font-weight="bold" officeooo:rsid="000bf611" officeooo:paragraph-rsid="000bf611" style:font-weight-asian="bold" style:font-weight-complex="bold"/>
    </style:style>
    <style:style style:name="P7" style:family="paragraph" style:parent-style-name="Standard" style:list-style-name="L4">
      <style:text-properties fo:font-weight="bold" officeooo:rsid="000bf611" officeooo:paragraph-rsid="000bf611" style:font-weight-asian="bold" style:font-weight-complex="bold"/>
    </style:style>
    <style:style style:name="T1" style:family="text">
      <style:text-properties officeooo:rsid="000bf611"/>
    </style:style>
    <style:style style:name="T2" style:family="text">
      <style:text-properties fo:font-weight="bold" officeooo:rsid="000bf61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9085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 </text:span>Cat _stand for Concatenate</text:p>
      <text:p text:style-name="Standard"/>
      <text:p text:style-name="P1"><text:span text:style-name="T2">2.</text:span>xdg _ stand for X Desktop Group but now its known as freedesktop</text:p>
      <text:p text:style-name="P1"/>
      <text:p text:style-name="P6">3.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4.</text:span>How to delete folder using command linux</text:p>
      <text:list xml:id="list1125654509" text:style-name="L1">
        <text:list-item>
          <text:p text:style-name="P3">To delete use “rm” or “unlink” command followed by the file name</text:p>
        </text:list-item>
        <text:list-item>
          <text:p text:style-name="P3">use the “rm” with the -ioption to confirm each file before deleting it </text:p>
        </text:list-item>
        <text:list-item>
          <text:p text:style-name="P3">To remove file without prompting , even if files are white protected,pass the -f option to the rm comman<text:span text:style-name="T1">d</text:span></text:p>
        </text:list-item>
      </text:list>
      <text:p text:style-name="P5"/>
      <text:p text:style-name="P2"/>
      <text:p text:style-name="P2"><text:span text:style-name="T2">5</text:span><text:span text:style-name="T1">.</text:span>Rename folder on linux use the “mv” command and specify the directory to be renamed as the destination for the directory</text:p>
      <text:p text:style-name="P6"/>
      <text:p text:style-name="P6">5.<text:span text:style-name="T3"> What does cd .. do in technology term</text:span></text:p>
      <text:p text:style-name="P6"><text:span text:style-name="T3"/></text:p>
      <text:p text:style-name="P6"><text:span text:style-name="T3"/></text:p>
      <text:p text:style-name="P6">6.<text:span text:style-name="T3">Research five command language in linux</text:span></text:p>
      <text:list xml:id="list2863477534" text:style-name="L4">
        <text:list-item>
          <text:p text:style-name="P7"><text:span text:style-name="T3"/></text:p>
        </text:list-item>
      </text:list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7.<text:span text:style-name="T3"> Find a way to find recycle bin using comma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7:05:19.495368451</meta:creation-date>
    <dc:date>2022-02-10T20:07:57.001101103</dc:date>
    <meta:editing-duration>PT5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20" meta:character-count="634" meta:non-whitespace-character-count="528"/>
  </office:meta>
</office:document-meta>
</file>